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7a3f0" officeooo:paragraph-rsid="0007a3f0"/>
    </style:style>
    <style:style style:name="P2" style:family="paragraph" style:parent-style-name="Standard">
      <style:text-properties style:font-name="Nimbus Sans L" officeooo:rsid="0007a3f0" officeooo:paragraph-rsid="0007a3f0"/>
    </style:style>
    <style:style style:name="P3" style:family="paragraph" style:parent-style-name="Standard">
      <style:paragraph-properties fo:line-height="150%"/>
      <style:text-properties style:font-name="Nimbus Sans L" officeooo:rsid="0007a3f0" officeooo:paragraph-rsid="0007a3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Quinta do Conde, 17 de Janeiro, 12:00</text:p>
      <text:p text:style-name="Standard"/>
      <text:p text:style-name="Standard"/>
      <text:p text:style-name="P3">Foram encontradas umas chaves atrás do carro do vizinho do R/C.</text:p>
      <text:p text:style-name="P3">Pede-se a quem as perdeu que as reclame.</text:p>
      <text:p text:style-name="P3">O chaveiro contém duas chaves e um camarão (ferragem): Uma das chaves abre a porta do nosso prédio, e daí concluir que pertence a um vizinho; a outra é uma chave convencional como das nossas portas.</text:p>
      <text:p text:style-name="P3">Serão entregues em mão apenas e pede-se então que assine a presente folha.</text:p>
      <text:p text:style-name="P3"/>
      <text:p text:style-name="P3">Muito obrigado,</text:p>
      <text:p text:style-name="P2"/>
      <text:p text:style-name="P2">__________________________________________</text:p>
      <text:p text:style-name="P2">(David Sanguinetti, R/C)</text:p>
      <text:p text:style-name="P2"/>
      <text:p text:style-name="P2"/>
      <text:p text:style-name="P2"/>
      <text:p text:style-name="P2">Reclamado por, </text:p>
      <text:p text:style-name="P2"/>
      <text:p text:style-name="P2">________________________________________, Data:_______________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7T11:55:51.483125776</meta:creation-date>
    <meta:print-date>2015-01-17T12:05:58.772508167</meta:print-date>
    <dc:date>2015-01-17T12:09:36.798919932</dc:date>
    <meta:editing-duration>P0D</meta:editing-duration>
    <meta:editing-cycles>1</meta:editing-cycles>
    <meta:document-statistic meta:table-count="0" meta:image-count="0" meta:object-count="0" meta:page-count="1" meta:paragraph-count="10" meta:word-count="85" meta:character-count="570" meta:non-whitespace-character-count="494"/>
    <meta:generator>LibreOffice/4.2.8.2$Linux_X86_64 LibreOffice_project/420$Build-2</meta:generator>
  </office:meta>
</office:document-meta>
</file>